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ata Relationships" draw:style-name="dp1" draw:master-page-name="Default">
        <draw:custom-shape draw:style-name="gr1" draw:text-style-name="P1" xml:id="id5" draw:id="id5" draw:layer="layout" svg:width="3.5cm" svg:height="2cm" svg:x="2cm" svg:y="7cm">
          <text:p text:style-name="P1">P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5cm" svg:height="2cm" svg:x="7.5cm" svg:y="4.5cm">
          <text:p text:style-name="P1">Com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5cm" svg:height="1cm" svg:x="12.5cm" svg:y="6.5cm">
          <text:p text:style-name="P1">Respon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5cm" svg:height="1cm" svg:x="12.5cm" svg:y="5cm">
          <text:p text:style-name="P1">Respon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.5cm" svg:height="1cm" svg:x="12.5cm" svg:y="3.5cm">
          <text:p text:style-name="P1">Respon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2.5cm" svg:y1="4cm" svg:x2="11cm" svg:y2="5.5cm" draw:start-shape="id1" draw:start-glue-point="5" draw:end-shape="id2" draw:end-glue-point="7" svg:d="m12500 4000-1500 1500">
          <text:p/>
        </draw:connector>
        <draw:connector draw:style-name="gr2" draw:text-style-name="P1" draw:layer="layout" draw:type="line" svg:x1="12.5cm" svg:y1="5.5cm" svg:x2="11cm" svg:y2="5.5cm" draw:start-shape="id3" draw:start-glue-point="5" draw:end-shape="id2" draw:end-glue-point="7" svg:d="m12500 5500h-1500">
          <text:p/>
        </draw:connector>
        <draw:connector draw:style-name="gr2" draw:text-style-name="P1" draw:layer="layout" draw:type="line" svg:x1="12.5cm" svg:y1="7cm" svg:x2="11cm" svg:y2="5.5cm" draw:start-shape="id4" draw:start-glue-point="5" draw:end-shape="id2" draw:end-glue-point="7" svg:d="m12500 7000-1500-1500">
          <text:p/>
        </draw:connector>
        <draw:connector draw:style-name="gr2" draw:text-style-name="P1" draw:layer="layout" draw:type="line" svg:x1="7.5cm" svg:y1="5.5cm" svg:x2="5.5cm" svg:y2="8cm" draw:start-shape="id2" draw:start-glue-point="5" draw:end-shape="id5" svg:d="m7500 5500-2000 2500">
          <text:p/>
        </draw:connector>
        <draw:custom-shape draw:style-name="gr1" draw:text-style-name="P1" xml:id="id7" draw:id="id7" draw:layer="layout" svg:width="3.5cm" svg:height="2cm" svg:x="7.5cm" svg:y="10cm">
          <text:p text:style-name="P1">Com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.5cm" svg:height="1cm" svg:x="12.5cm" svg:y="12cm">
          <text:p text:style-name="P1">Respon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5cm" svg:height="1cm" svg:x="12.5cm" svg:y="10.5cm">
          <text:p text:style-name="P1">Respon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5cm" svg:height="1cm" svg:x="12.5cm" svg:y="9cm">
          <text:p text:style-name="P1">Respon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2.5cm" svg:y1="9.5cm" svg:x2="11cm" svg:y2="11cm" draw:start-shape="id6" draw:start-glue-point="5" draw:end-shape="id7" draw:end-glue-point="7" svg:d="m12500 9500-1500 1500">
          <text:p/>
        </draw:connector>
        <draw:connector draw:style-name="gr2" draw:text-style-name="P1" draw:layer="layout" draw:type="line" svg:x1="12.5cm" svg:y1="11cm" svg:x2="11cm" svg:y2="11cm" draw:start-shape="id8" draw:start-glue-point="5" draw:end-shape="id7" draw:end-glue-point="7" svg:d="m12500 11000h-1500">
          <text:p/>
        </draw:connector>
        <draw:connector draw:style-name="gr2" draw:text-style-name="P1" draw:layer="layout" draw:type="line" svg:x1="12.5cm" svg:y1="12.5cm" svg:x2="11cm" svg:y2="11cm" draw:start-shape="id9" draw:start-glue-point="5" draw:end-shape="id7" draw:end-glue-point="7" svg:d="m12500 12500-1500-1500">
          <text:p/>
        </draw:connector>
        <draw:connector draw:style-name="gr2" draw:text-style-name="P1" draw:layer="layout" draw:type="line" svg:x1="7.5cm" svg:y1="11cm" svg:x2="5.5cm" svg:y2="8cm" draw:start-shape="id7" draw:start-glue-point="5" draw:end-shape="id5" draw:end-glue-point="7" svg:d="m7500 11000-2000-3000">
          <text:p/>
        </draw:connector>
      </draw:page>
      <draw:page draw:name="Data" draw:style-name="dp1" draw:master-page-name="Default">
        <draw:custom-shape draw:style-name="gr1" draw:text-style-name="P1" xml:id="id11" draw:id="id11" draw:layer="layout" svg:width="5cm" svg:height="1cm" svg:x="3cm" svg:y="3.5cm">
          <text:p text:style-name="P1">Pag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xml:id="id10" draw:id="id10" draw:layer="layout" svg:width="5cm" svg:height="1cm" svg:x="9cm" svg:y="6cm">
          <text:p text:style-name="P1">Comment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xml:id="id12" draw:id="id12" draw:layer="layout" svg:width="5cm" svg:height="1cm" svg:x="14.5cm" svg:y="8.5cm">
          <text:p text:style-name="P1">Respons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2" draw:text-style-name="P1" draw:layer="layout" draw:type="line" svg:x1="9cm" svg:y1="6.5cm" svg:x2="8cm" svg:y2="4cm" draw:start-shape="id10" draw:start-glue-point="3" draw:end-shape="id11" draw:end-glue-point="1" svg:d="m9000 6500-1000-2500">
          <text:p/>
        </draw:connector>
        <draw:connector draw:style-name="gr2" draw:text-style-name="P1" draw:layer="layout" draw:type="line" svg:x1="14.5cm" svg:y1="9cm" svg:x2="14cm" svg:y2="6.5cm" draw:start-shape="id12" draw:end-shape="id10" svg:d="m14500 9000-500-2500">
          <text:p/>
        </draw:connector>
      </draw:page>
      <draw:page draw:name="Process" draw:style-name="dp1" draw:master-page-name="Default">
        <draw:custom-shape draw:style-name="gr1" draw:text-style-name="P1" xml:id="id13" draw:id="id13" draw:layer="layout" svg:width="5.5cm" svg:height="2cm" svg:x="2cm" svg:y="2cm">
          <text:p text:style-name="P1">Submit Com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5.5cm" svg:height="2cm" svg:x="2cm" svg:y="15cm">
          <text:p text:style-name="P1">Reply to Com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7" draw:id="id17" draw:layer="layout" svg:width="5cm" svg:height="2cm" svg:x="8.5cm" svg:y="10cm">
          <text:p text:style-name="P1">Notify Review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8cm" svg:height="2cm" svg:x="7cm" svg:y="18.5cm">
          <text:p text:style-name="P1">Notify Notify Regista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75cm" svg:y1="4cm" svg:x2="5cm" svg:y2="6.5cm" draw:start-shape="id13" draw:start-glue-point="6" draw:end-shape="id14" svg:d="m4750 4000 250 2500">
          <text:p/>
        </draw:connector>
        <draw:connector draw:style-name="gr2" draw:text-style-name="P1" draw:layer="layout" draw:type="line" svg:x1="4.75cm" svg:y1="17cm" svg:x2="7cm" svg:y2="19.5cm" draw:start-shape="id15" draw:start-glue-point="6" draw:end-shape="id16" svg:d="m4750 17000 2250 2500">
          <text:p/>
        </draw:connector>
        <draw:custom-shape draw:style-name="gr1" draw:text-style-name="P1" xml:id="id14" draw:id="id14" draw:layer="layout" svg:width="5cm" svg:height="2cm" svg:x="2.5cm" svg:y="6.5cm">
          <text:p text:style-name="P1">Assign Review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7.5cm" svg:y1="7.5cm" svg:x2="8.5cm" svg:y2="11cm" draw:start-shape="id14" draw:start-glue-point="7" draw:end-shape="id17" draw:end-glue-point="5" svg:d="m7500 7500 1000 3500">
          <text:p/>
        </draw:connector>
        <draw:custom-shape draw:style-name="gr1" draw:text-style-name="P1" draw:layer="layout" svg:width="8cm" svg:height="2cm" svg:x="16cm" svg:y="2cm">
          <text:p text:style-name="P1">Managed Assignm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cm" svg:height="2cm" svg:x="17.5cm" svg:y="14.5cm">
          <text:p text:style-name="P1">Minimally Managed Assignments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47M34S</meta:editing-duration>
    <meta:editing-cycles>8</meta:editing-cycles>
    <meta:generator>OpenOffice.org/3.3$Win32 OpenOffice.org_project/330m20$Build-9567</meta:generator>
    <dc:date>2011-11-26T06:15:08.27</dc:date>
    <dc:creator>James Wilfong</dc:creator>
    <meta:document-statistic meta:object-count="32"/>
  </office:meta>
</office:document-meta>
</file>